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13pt" fo:font-weight="bold" style:font-size-asian="13pt" style:font-weight-asian="bold" style:font-size-complex="13pt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b0e6f"/>
    </style:style>
    <style:style style:name="P8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2.54cm" fo:margin-right="0cm" fo:text-indent="-0.635cm" style:auto-text-indent="false"/>
      <style:text-properties style:text-line-through-style="none" style:text-line-through-type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b0e6f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b0e6f" officeooo:paragraph-rsid="001b0e6f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b0e6f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ionnaire _ bilan de séance</text:p>
      <text:p text:style-name="Standard"><draw:rect text:anchor-type="as-char" style:rel-width="100%" draw:z-index="0" draw:name="Forme1" draw:style-name="gr1" draw:text-style-name="P13" svg:width="0.003cm" svg:height="0.054cm"><text:p/></draw:rect></text:p>
      <text:p text:style-name="P1"/>
      <text:list xml:id="list535773806" text:style-name="WWNum2">
        <text:list-item>
          <text:p text:style-name="P6">Le sujet de la formation t'a-t-il intéressé ? </text:p>
        </text:list-item>
      </text:list>
      <text:list text:style-name="WWNum1">
        <text:list-item>
          <text:p text:style-name="P10">oui </text:p>
        </text:list-item>
      </text:list>
      <text:p text:style-name="P11"><text:s text:c="9"/></text:p>
      <text:list xml:id="list164743703904090" text:continue-list="list535773806" text:style-name="WWNum2">
        <text:list-item>
          <text:p text:style-name="P7">Les méthodes <text:s/>pédagogiques utilisées te conviennent-elles? </text:p>
        </text:list-item>
      </text:list>
      <text:list text:style-name="WWNum3">
        <text:list-item>
          <text:p text:style-name="P8">oui</text:p>
          <text:p text:style-name="P8"/>
        </text:list-item>
      </text:list>
      <text:list xml:id="list164743577557797" text:continue-list="list164743703904090" text:style-name="WWNum2">
        <text:list-item>
          <text:p text:style-name="P6">Les supports de formation utilisés sont-ils pertinents ? </text:p>
        </text:list-item>
      </text:list>
      <text:list xml:id="list26197842" text:style-name="WWNum4">
        <text:list-item>
          <text:p text:style-name="P9">oui</text:p>
        </text:list-item>
      </text:list>
      <text:p text:style-name="P3"/>
      <text:list xml:id="list164742328854555" text:continue-list="list164743577557797" text:style-name="WWNum2">
        <text:list-item>
          <text:p text:style-name="P6">La formatrice t’ a-t-elle assez sollicitée, questionnée? </text:p>
        </text:list-item>
      </text:list>
      <text:list text:continue-list="list26197842" text:style-name="WWNum4">
        <text:list-item>
          <text:p text:style-name="P9">oui</text:p>
        </text:list-item>
      </text:list>
      <text:p text:style-name="P2"/>
      <text:p text:style-name="P3"/>
      <text:list text:continue-list="list164742328854555" text:style-name="WWNum2">
        <text:list-item>
          <text:p text:style-name="P6">Qu’as-tu retenu de cette journée de formation ? </text:p>
        </text:list-item>
      </text:list>
      <text:p text:style-name="P3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La communication est le socle de tout, qu’elle soit verbale ou non. <text:span text:style-name="T1">Avec l’écoute en préalable.</text:span></text:p>
          </table:table-cell>
        </table:table-row>
      </table:table>
      <text:p text:style-name="Standard"/>
      <text:p text:style-name="Standard"/>
      <text:p text:style-name="Standard"/>
      <text:list text:continue-numbering="true" text:style-name="WWNum2">
        <text:list-item>
          <text:p text:style-name="P6">As-tu une (des) remarque (s) / suggestions à faire ? </text:p>
        </text:list-item>
      </text:list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Une expérience apprenant enrichissante, interactive et ludiqu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09-12T16:47:37.990000000</dc:date>
    <meta:editing-duration>PT3M21S</meta:editing-duration>
    <meta:editing-cycles>1</meta:editing-cycles>
    <meta:document-statistic meta:table-count="2" meta:image-count="0" meta:object-count="0" meta:page-count="1" meta:paragraph-count="16" meta:word-count="90" meta:character-count="548" meta:non-whitespace-character-count="465"/>
  </office:meta>
</office:document-meta>
</file>